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afc0" officeooo:paragraph-rsid="000eafc0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ецификация программы. Если условие P было истинно перед выполнением команды S, то Q будет истинно после его выполнения (см. рис. 1)</text:p>
      <text:p text:style-name="P1">Графическая запись спецификации — блок-схема.</text:p>
      <text:p text:style-name="P1">Проектирование должно начинаться со спецификации {P}S{Q}, которой должна удовлетворять проектируемая программа. Таким образом, проектирование начинается с ясного и недвусмысленного…</text:p>
      <text:p text:style-name="P1">Процесс проектирования сверху вниз определяет спецификации {P<text:span text:style-name="T1">i</text:span>}S<text:span text:style-name="T1">i</text:span>{Q<text:span text:style-name="T1">i</text:span>} для компонентов S<text:span text:style-name="T1">i</text:span>, из которых строится программа.</text:p>
      <text:p text:style-name="P1">Проектирование программы осуществляется одновременно с доказательством корректности указанных спецификаций.</text:p>
      <text:p text:style-name="P1">Правила вывода — это схемы рассуждений, позволяющие доказывать свойства программ. Правила вывода имеют вид как на форм. 1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2:14:33.434802074</meta:creation-date>
    <dc:date>2023-12-05T12:31:00.240902134</dc:date>
    <meta:editing-duration>PT16M28S</meta:editing-duration>
    <meta:editing-cycles>1</meta:editing-cycles>
    <meta:document-statistic meta:table-count="0" meta:image-count="0" meta:object-count="0" meta:page-count="1" meta:paragraph-count="6" meta:word-count="84" meta:character-count="709" meta:non-whitespace-character-count="628"/>
    <meta:generator>LibreOffice/7.6.2.1$Linux_X86_64 LibreOffice_project/60$Build-1</meta:generator>
  </office:meta>
</office:document-meta>
</file>